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4.193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4.807cm"/>
    </style:style>
    <style:style style:name="Table1.D" style:family="table-column">
      <style:table-column-properties style:column-width="0.6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1pt" officeooo:rsid="001ba61d" officeooo:paragraph-rsid="001ba61d" style:font-size-asian="11pt" style:font-size-complex="11pt"/>
    </style:style>
    <style:style style:name="P2" style:family="paragraph" style:parent-style-name="Standard">
      <style:text-properties fo:font-size="11pt" officeooo:rsid="001ba61d" officeooo:paragraph-rsid="001ba61d" style:font-size-asian="11pt" style:font-size-complex="11pt"/>
    </style:style>
    <style:style style:name="P3" style:family="paragraph" style:parent-style-name="Standard">
      <style:text-properties fo:font-size="11pt" officeooo:rsid="002c6b94" officeooo:paragraph-rsid="002c6b94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2c6b94" officeooo:paragraph-rsid="002c6b94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3114fc" officeooo:paragraph-rsid="003114fc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312fc2" officeooo:paragraph-rsid="00312fc2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officeooo:rsid="001ba61d" officeooo:paragraph-rsid="001ba61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rsid="001edfd9" officeooo:paragraph-rsid="001edfd9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1fd6fe" officeooo:paragraph-rsid="00312fc2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22579e" officeooo:paragraph-rsid="0022579e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23ac91" officeooo:paragraph-rsid="0023ac91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24fc54" officeooo:paragraph-rsid="0024fc54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officeooo:rsid="0025d74b" officeooo:paragraph-rsid="0025d74b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29d22e" officeooo:paragraph-rsid="0029d22e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officeooo:rsid="003114fc" officeooo:paragraph-rsid="003114fc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rsid="00312fc2" officeooo:paragraph-rsid="00312fc2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rsid="0033eef7" officeooo:paragraph-rsid="0033eef7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fo:font-style="italic" officeooo:rsid="0029d22e" officeooo:paragraph-rsid="002e5e98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font-size="11pt" fo:font-style="italic" officeooo:rsid="002c6b94" officeooo:paragraph-rsid="002c6b94" style:font-size-asian="11pt" style:font-style-asian="italic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font-size="11pt" fo:font-style="italic" officeooo:rsid="003114fc" officeooo:paragraph-rsid="003114fc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font-size="11pt" fo:font-style="italic" officeooo:rsid="00312fc2" officeooo:paragraph-rsid="00312fc2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font-size="11pt" fo:font-style="italic" officeooo:rsid="002e5e98" officeooo:paragraph-rsid="002e5e98" style:font-size-asian="11pt" style:font-style-asian="italic" style:font-size-complex="11pt" style:font-style-complex="italic"/>
    </style:style>
    <style:style style:name="T1" style:family="text">
      <style:text-properties officeooo:rsid="0024f36f"/>
    </style:style>
    <style:style style:name="T2" style:family="text">
      <style:text-properties officeooo:rsid="002655ca"/>
    </style:style>
    <style:style style:name="T3" style:family="text">
      <style:text-properties officeooo:rsid="002e5e98"/>
    </style:style>
    <style:style style:name="T4" style:family="text">
      <style:text-properties officeooo:rsid="002f5320"/>
    </style:style>
    <style:style style:name="T5" style:family="text">
      <style:text-properties officeooo:rsid="003114fc"/>
    </style:style>
    <style:style style:name="T6" style:family="text">
      <style:text-properties officeooo:rsid="00312fc2"/>
    </style:style>
    <style:style style:name="T7" style:family="text">
      <style:text-properties officeooo:rsid="0033ee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hecklist for <text:span text:style-name="T4">VES</text:span> equipment <text:span text:style-name="T4">(Offest Wenner)</text:span> 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3" office:value-type="string">
            <text:p text:style-name="P16">Station</text:p>
          </table:table-cell>
          <table:table-cell table:style-name="Table1.A1" office:value-type="string">
            <text:p text:style-name="P3">Terrameter SAS300</text:p>
          </table:table-cell>
          <table:table-cell table:style-name="Table1.A1" office:value-type="string">
            <text:p text:style-name="P20"><text:span text:style-name="T5">I</text:span>n <text:span text:style-name="T5">old black nylon bag</text:span> </text:p>
          </table:table-cell>
          <table:table-cell table:style-name="Table1.D1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5">Short yellow cables with small electrodes for small surveys</text:p>
          </table:table-cell>
          <table:table-cell table:style-name="Table1.B2" office:value-type="string">
            <text:p text:style-name="P21">Also in nylon bag</text:p>
          </table:table-cell>
          <table:table-cell table:style-name="Table1.D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4">Charger for Terrameter and its 5-pin cable </text:p>
          </table:table-cell>
          <table:table-cell table:style-name="Table1.B2" office:value-type="string">
            <text:p text:style-name="P20">Orange box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B2" office:value-type="string">
            <text:p text:style-name="P10">Spools</text:p>
          </table:table-cell>
          <table:table-cell table:style-name="Table1.B2" office:value-type="string">
            <text:p text:style-name="P4"><text:span text:style-name="T6">4</text:span> x spools of cable with electrode plugs</text:p>
          </table:table-cell>
          <table:table-cell table:style-name="Table1.B2" office:value-type="string">
            <text:p text:style-name="P22">Small spools, <text:s/>2 red, 2 blue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B2" office:value-type="string">
            <text:p text:style-name="P17">Electrodes</text:p>
          </table:table-cell>
          <table:table-cell table:style-name="Table1.B2" office:value-type="string">
            <text:p text:style-name="P6">4 x large electrodes</text:p>
          </table:table-cell>
          <table:table-cell table:style-name="Table1.B2" office:value-type="string">
            <text:p text:style-name="P22">Boxcar-shaped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B2" office:value-type="string">
            <text:p text:style-name="P18">Logging form</text:p>
          </table:table-cell>
          <table:table-cell table:style-name="Table1.B2" office:value-type="string">
            <text:p text:style-name="P3">Printout table to mark readings <text:span text:style-name="T7">+ clipboard</text:span></text:p>
          </table:table-cell>
          <table:table-cell table:style-name="Table1.B2" office:value-type="string">
            <text:p text:style-name="P20">Pdf in classes folder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B2" table:number-rows-spanned="2" office:value-type="string">
            <text:p text:style-name="P9">Measuring tools</text:p>
          </table:table-cell>
          <table:table-cell table:style-name="Table1.B2" office:value-type="string">
            <text:p text:style-name="P9">Trundle (measuring) wheel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9">Tape measures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B2" table:number-rows-spanned="6" office:value-type="string">
            <text:p text:style-name="P9">Positioning tools</text:p>
          </table:table-cell>
          <table:table-cell table:style-name="Table1.B2" office:value-type="string">
            <text:p text:style-name="P9">GPS rover<text:span text:style-name="T2"> emlid receiver</text:span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9">GPS base <text:span text:style-name="T2">emlid receiver</text:span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9"><text:span text:style-name="T2">2 x </text:span>Poles for <text:span text:style-name="T2">GPS receivers</text:span></text:p>
            <text:p text:style-name="P19"><text:span text:style-name="T3">optional</text:span> if GPS on ground level</text:p>
          </table:table-cell>
          <table:table-cell table:style-name="Table1.B2" office:value-type="string">
            <text:p text:style-name="P8"/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9">Emlid app <text:span text:style-name="T1">on smartphone</text:span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9">Passwd: emlidreach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9">Save CSV to smartphone!!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B2" office:value-type="string">
            <text:p text:style-name="P13">Transporting gear</text:p>
          </table:table-cell>
          <table:table-cell table:style-name="Table1.B2" office:value-type="string">
            <text:p text:style-name="P13">2-wheeled sack truck </text:p>
          </table:table-cell>
          <table:table-cell table:style-name="Table1.B2" office:value-type="string">
            <text:p text:style-name="P23">optional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4">Open frame backpack</text:p>
          </table:table-cell>
          <table:table-cell table:style-name="Table1.B2" office:value-type="string">
            <text:p text:style-name="P23">optional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5">Puncture-proof wheel cart</text:p>
          </table:table-cell>
          <table:table-cell table:style-name="Table1.B2" office:value-type="string">
            <text:p text:style-name="P23">optional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B2" office:value-type="string">
            <text:p text:style-name="P11">First aid kit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B2" office:value-type="string">
            <text:p text:style-name="P12">Hi-vis jackets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Nielsen</meta:initial-creator>
    <meta:creation-date>2021-06-28T10:37:54.681290834</meta:creation-date>
    <meta:generator>LibreOffice/6.0.7.3$Linux_X86_64 LibreOffice_project/00m0$Build-3</meta:generator>
    <dc:date>2022-03-17T17:44:01.246673340</dc:date>
    <dc:creator>Stefan Nielsen</dc:creator>
    <meta:editing-duration>PT48M8S</meta:editing-duration>
    <meta:editing-cycles>20</meta:editing-cycles>
    <meta:document-statistic meta:table-count="1" meta:image-count="0" meta:object-count="0" meta:page-count="1" meta:paragraph-count="37" meta:word-count="128" meta:character-count="786" meta:non-whitespace-character-count="690"/>
  </office:meta>
</office:document-meta>
</file>